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=1.0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3915" calcext:value-type="float">
            <text:p>0.363915</text:p>
          </table:table-cell>
          <table:table-cell office:value-type="float" office:value="0.35215" calcext:value-type="float">
            <text:p>0.352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365" calcext:value-type="float">
            <text:p>0.36365</text:p>
          </table:table-cell>
          <table:table-cell office:value-type="float" office:value="0.35324" calcext:value-type="float">
            <text:p>0.353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2775" calcext:value-type="float">
            <text:p>0.362775</text:p>
          </table:table-cell>
          <table:table-cell office:value-type="float" office:value="0.354135" calcext:value-type="float">
            <text:p>0.3541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0635" calcext:value-type="float">
            <text:p>0.360635</text:p>
          </table:table-cell>
          <table:table-cell office:value-type="float" office:value="0.354775" calcext:value-type="float">
            <text:p>0.3547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065" calcext:value-type="float">
            <text:p>0.358065</text:p>
          </table:table-cell>
          <table:table-cell office:value-type="float" office:value="0.35864" calcext:value-type="float">
            <text:p>0.358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3915" calcext:value-type="float">
            <text:p>0.353915</text:p>
          </table:table-cell>
          <table:table-cell office:value-type="float" office:value="0.361595" calcext:value-type="float">
            <text:p>0.3615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965" calcext:value-type="float">
            <text:p>0.34965</text:p>
          </table:table-cell>
          <table:table-cell office:value-type="float" office:value="0.36611" calcext:value-type="float">
            <text:p>0.366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427" calcext:value-type="float">
            <text:p>0.34427</text:p>
          </table:table-cell>
          <table:table-cell office:value-type="float" office:value="0.37102" calcext:value-type="float">
            <text:p>0.37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768" calcext:value-type="float">
            <text:p>0.33768</text:p>
          </table:table-cell>
          <table:table-cell office:value-type="float" office:value="0.375935" calcext:value-type="float">
            <text:p>0.3759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2675" calcext:value-type="float">
            <text:p>0.332675</text:p>
          </table:table-cell>
          <table:table-cell office:value-type="float" office:value="0.382065" calcext:value-type="float">
            <text:p>0.3820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38671" calcext:value-type="float">
            <text:p>0.386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074" calcext:value-type="float">
            <text:p>0.32074</text:p>
          </table:table-cell>
          <table:table-cell office:value-type="float" office:value="0.39265" calcext:value-type="float">
            <text:p>0.392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1377" calcext:value-type="float">
            <text:p>0.31377</text:p>
          </table:table-cell>
          <table:table-cell office:value-type="float" office:value="0.399005" calcext:value-type="float">
            <text:p>0.3990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0773" calcext:value-type="float">
            <text:p>0.30773</text:p>
          </table:table-cell>
          <table:table-cell office:value-type="float" office:value="0.405735" calcext:value-type="float">
            <text:p>0.4057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0025" calcext:value-type="float">
            <text:p>0.300025</text:p>
          </table:table-cell>
          <table:table-cell office:value-type="float" office:value="0.41096" calcext:value-type="float">
            <text:p>0.410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93485" calcext:value-type="float">
            <text:p>0.293485</text:p>
          </table:table-cell>
          <table:table-cell office:value-type="float" office:value="0.41753" calcext:value-type="float">
            <text:p>0.417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8683" calcext:value-type="float">
            <text:p>0.28683</text:p>
          </table:table-cell>
          <table:table-cell office:value-type="float" office:value="0.42457" calcext:value-type="float">
            <text:p>0.424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9415" calcext:value-type="float">
            <text:p>0.279415</text:p>
          </table:table-cell>
          <table:table-cell office:value-type="float" office:value="0.430755" calcext:value-type="float">
            <text:p>0.4307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72635" calcext:value-type="float">
            <text:p>0.272635</text:p>
          </table:table-cell>
          <table:table-cell office:value-type="float" office:value="0.438935" calcext:value-type="float">
            <text:p>0.4389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365" calcext:value-type="float">
            <text:p>0.26365</text:p>
          </table:table-cell>
          <table:table-cell office:value-type="float" office:value="0.445185" calcext:value-type="float">
            <text:p>0.4451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56175" calcext:value-type="float">
            <text:p>0.256175</text:p>
          </table:table-cell>
          <table:table-cell office:value-type="float" office:value="0.4537" calcext:value-type="float">
            <text:p>0.45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461385" calcext:value-type="float">
            <text:p>0.4613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93" calcext:value-type="float">
            <text:p>0.24693</text:p>
          </table:table-cell>
          <table:table-cell office:value-type="float" office:value="0.468205" calcext:value-type="float">
            <text:p>0.4682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42038" calcext:value-type="float">
            <text:p>0.420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93505" calcext:value-type="float">
            <text:p>0.493505</text:p>
          </table:table-cell>
          <table:table-cell office:value-type="float" office:value="0.152825" calcext:value-type="float">
            <text:p>0.1528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91555" calcext:value-type="float">
            <text:p>0.491555</text:p>
          </table:table-cell>
          <table:table-cell office:value-type="float" office:value="0.148765" calcext:value-type="float">
            <text:p>0.1487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94705" calcext:value-type="float">
            <text:p>0.494705</text:p>
          </table:table-cell>
          <table:table-cell office:value-type="float" office:value="0.14401" calcext:value-type="float">
            <text:p>0.144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9907" calcext:value-type="float">
            <text:p>0.49907</text:p>
          </table:table-cell>
          <table:table-cell office:value-type="float" office:value="0.141165" calcext:value-type="float">
            <text:p>0.1411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742" calcext:value-type="float">
            <text:p>0.49742</text:p>
          </table:table-cell>
          <table:table-cell office:value-type="float" office:value="0.13694" calcext:value-type="float">
            <text:p>0.136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99985" calcext:value-type="float">
            <text:p>0.499985</text:p>
          </table:table-cell>
          <table:table-cell office:value-type="float" office:value="0.132605" calcext:value-type="float">
            <text:p>0.1326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01735" calcext:value-type="float">
            <text:p>0.501735</text:p>
          </table:table-cell>
          <table:table-cell office:value-type="float" office:value="0.12705" calcext:value-type="float">
            <text:p>0.127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05365" calcext:value-type="float">
            <text:p>0.505365</text:p>
          </table:table-cell>
          <table:table-cell office:value-type="float" office:value="0.1221" calcext:value-type="float">
            <text:p>0.12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08755" calcext:value-type="float">
            <text:p>0.508755</text:p>
          </table:table-cell>
          <table:table-cell office:value-type="float" office:value="0.115065" calcext:value-type="float">
            <text:p>0.1150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1377" calcext:value-type="float">
            <text:p>0.51377</text:p>
          </table:table-cell>
          <table:table-cell office:value-type="float" office:value="0.11024" calcext:value-type="float">
            <text:p>0.110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17265" calcext:value-type="float">
            <text:p>0.517265</text:p>
          </table:table-cell>
          <table:table-cell office:value-type="float" office:value="0.10407" calcext:value-type="float">
            <text:p>0.104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2033" calcext:value-type="float">
            <text:p>0.52033</text:p>
          </table:table-cell>
          <table:table-cell office:value-type="float" office:value="0.09762" calcext:value-type="float">
            <text:p>0.097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26685" calcext:value-type="float">
            <text:p>0.526685</text:p>
          </table:table-cell>
          <table:table-cell office:value-type="float" office:value="0.08867" calcext:value-type="float">
            <text:p>0.088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34195" calcext:value-type="float">
            <text:p>0.534195</text:p>
          </table:table-cell>
          <table:table-cell office:value-type="float" office:value="0.08153" calcext:value-type="float">
            <text:p>0.081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0845" calcext:value-type="float">
            <text:p>0.540845</text:p>
          </table:table-cell>
          <table:table-cell office:value-type="float" office:value="0.07086" calcext:value-type="float">
            <text:p>0.070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5835" calcext:value-type="float">
            <text:p>0.545835</text:p>
          </table:table-cell>
          <table:table-cell office:value-type="float" office:value="0.062355" calcext:value-type="float">
            <text:p>0.0623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372" calcext:value-type="float">
            <text:p>0.54372</text:p>
          </table:table-cell>
          <table:table-cell office:value-type="float" office:value="0.049045" calcext:value-type="float">
            <text:p>0.0490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19555" calcext:value-type="float">
            <text:p>0.519555</text:p>
          </table:table-cell>
          <table:table-cell office:value-type="float" office:value="0.03829" calcext:value-type="float">
            <text:p>0.038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7705" calcext:value-type="float">
            <text:p>0.37705</text:p>
          </table:table-cell>
          <table:table-cell office:value-type="float" office:value="0.028865" calcext:value-type="float">
            <text:p>0.0288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057" calcext:value-type="float">
            <text:p>0.0105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1575" calcext:value-type="float">
            <text:p>0.0015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1245" calcext:value-type="float">
            <text:p>0.0012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14" calcext:value-type="float">
            <text:p>0.001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.001085" calcext:value-type="float">
            <text:p>0.0010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1075" calcext:value-type="float">
            <text:p>0.001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535" calcext:value-type="float">
            <text:p>0.002535</text:p>
          </table:table-cell>
          <table:table-cell office:value-type="float" office:value="0.00103" calcext:value-type="float">
            <text:p>0.001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1005" calcext:value-type="float">
            <text:p>0.0010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0995" calcext:value-type="float">
            <text:p>0.0009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2395" calcext:value-type="float">
            <text:p>0.002395</text:p>
          </table:table-cell>
          <table:table-cell office:value-type="float" office:value="0.00101" calcext:value-type="float">
            <text:p>0.001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0.000985" calcext:value-type="float">
            <text:p>0.0009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098" calcext:value-type="float">
            <text:p>0.000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96" calcext:value-type="float">
            <text:p>0.000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096" calcext:value-type="float">
            <text:p>0.000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0945" calcext:value-type="float">
            <text:p>0.0009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2245" calcext:value-type="float">
            <text:p>0.002245</text:p>
          </table:table-cell>
          <table:table-cell office:value-type="float" office:value="0.000945" calcext:value-type="float">
            <text:p>0.0009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091" calcext:value-type="float">
            <text:p>0.000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2165" calcext:value-type="float">
            <text:p>0.002165</text:p>
          </table:table-cell>
          <table:table-cell office:value-type="float" office:value="0.00092" calcext:value-type="float">
            <text:p>0.000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0895" calcext:value-type="float">
            <text:p>0.0008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2135" calcext:value-type="float">
            <text:p>0.002135</text:p>
          </table:table-cell>
          <table:table-cell office:value-type="float" office:value="0.000895" calcext:value-type="float">
            <text:p>0.0008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2095" calcext:value-type="float">
            <text:p>0.002095</text:p>
          </table:table-cell>
          <table:table-cell office:value-type="float" office:value="0.00087" calcext:value-type="float">
            <text:p>0.000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0875" calcext:value-type="float">
            <text:p>0.0008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0.000885" calcext:value-type="float">
            <text:p>0.0008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0845" calcext:value-type="float">
            <text:p>0.0008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855" calcext:value-type="float">
            <text:p>0.0008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985" calcext:value-type="float">
            <text:p>0.001985</text:p>
          </table:table-cell>
          <table:table-cell office:value-type="float" office:value="0.000815" calcext:value-type="float">
            <text:p>0.0008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083" calcext:value-type="float">
            <text:p>0.000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081" calcext:value-type="float">
            <text:p>0.000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1935" calcext:value-type="float">
            <text:p>0.00193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0805" calcext:value-type="float">
            <text:p>0.0008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905" calcext:value-type="float">
            <text:p>0.001905</text:p>
          </table:table-cell>
          <table:table-cell office:value-type="float" office:value="0.000795" calcext:value-type="float">
            <text:p>0.0007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0785" calcext:value-type="float">
            <text:p>0.0007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0795" calcext:value-type="float">
            <text:p>0.0007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079" calcext:value-type="float">
            <text:p>0.000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785" calcext:value-type="float">
            <text:p>0.0007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078" calcext:value-type="float">
            <text:p>0.000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0765" calcext:value-type="float">
            <text:p>0.0007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1785" calcext:value-type="float">
            <text:p>0.001785</text:p>
          </table:table-cell>
          <table:table-cell office:value-type="float" office:value="0.00076" calcext:value-type="float">
            <text:p>0.000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1775" calcext:value-type="float">
            <text:p>0.001775</text:p>
          </table:table-cell>
          <table:table-cell office:value-type="float" office:value="0.000755" calcext:value-type="float">
            <text:p>0.0007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0.00075" calcext:value-type="float">
            <text:p>0.000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.000725" calcext:value-type="float">
            <text:p>0.0007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0715" calcext:value-type="float">
            <text:p>0.0007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1675" calcext:value-type="float">
            <text:p>0.001675</text:p>
          </table:table-cell>
          <table:table-cell office:value-type="float" office:value="0.000725" calcext:value-type="float">
            <text:p>0.0007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1665" calcext:value-type="float">
            <text:p>0.001665</text:p>
          </table:table-cell>
          <table:table-cell office:value-type="float" office:value="0.000695" calcext:value-type="float">
            <text:p>0.0006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1665" calcext:value-type="float">
            <text:p>0.001665</text:p>
          </table:table-cell>
          <table:table-cell office:value-type="float" office:value="0.000695" calcext:value-type="float">
            <text:p>0.0006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00695" calcext:value-type="float">
            <text:p>0.0006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0585" calcext:value-type="float">
            <text:p>0.0005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.00031" calcext:value-type="float">
            <text:p>0.000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=1.07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4575" calcext:value-type="float">
            <text:p>0.364575</text:p>
          </table:table-cell>
          <table:table-cell office:value-type="float" office:value="0.352165" calcext:value-type="float">
            <text:p>0.3521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4495" calcext:value-type="float">
            <text:p>0.364495</text:p>
          </table:table-cell>
          <table:table-cell office:value-type="float" office:value="0.35299" calcext:value-type="float">
            <text:p>0.352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3465" calcext:value-type="float">
            <text:p>0.363465</text:p>
          </table:table-cell>
          <table:table-cell office:value-type="float" office:value="0.354105" calcext:value-type="float">
            <text:p>0.354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0315" calcext:value-type="float">
            <text:p>0.360315</text:p>
          </table:table-cell>
          <table:table-cell office:value-type="float" office:value="0.35584" calcext:value-type="float">
            <text:p>0.355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7685" calcext:value-type="float">
            <text:p>0.357685</text:p>
          </table:table-cell>
          <table:table-cell office:value-type="float" office:value="0.35987" calcext:value-type="float">
            <text:p>0.359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3705" calcext:value-type="float">
            <text:p>0.353705</text:p>
          </table:table-cell>
          <table:table-cell office:value-type="float" office:value="0.36236" calcext:value-type="float">
            <text:p>0.362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948" calcext:value-type="float">
            <text:p>0.34948</text:p>
          </table:table-cell>
          <table:table-cell office:value-type="float" office:value="0.367155" calcext:value-type="float">
            <text:p>0.3671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454" calcext:value-type="float">
            <text:p>0.34454</text:p>
          </table:table-cell>
          <table:table-cell office:value-type="float" office:value="0.37187" calcext:value-type="float">
            <text:p>0.371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828" calcext:value-type="float">
            <text:p>0.33828</text:p>
          </table:table-cell>
          <table:table-cell office:value-type="float" office:value="0.376435" calcext:value-type="float">
            <text:p>0.3764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3305" calcext:value-type="float">
            <text:p>0.333305</text:p>
          </table:table-cell>
          <table:table-cell office:value-type="float" office:value="0.382705" calcext:value-type="float">
            <text:p>0.3827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2683" calcext:value-type="float">
            <text:p>0.32683</text:p>
          </table:table-cell>
          <table:table-cell office:value-type="float" office:value="0.3876" calcext:value-type="float">
            <text:p>0.38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092" calcext:value-type="float">
            <text:p>0.32092</text:p>
          </table:table-cell>
          <table:table-cell office:value-type="float" office:value="0.393835" calcext:value-type="float">
            <text:p>0.3938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1398" calcext:value-type="float">
            <text:p>0.31398</text:p>
          </table:table-cell>
          <table:table-cell office:value-type="float" office:value="0.39997" calcext:value-type="float">
            <text:p>0.399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0825" calcext:value-type="float">
            <text:p>0.30825</text:p>
          </table:table-cell>
          <table:table-cell office:value-type="float" office:value="0.4069" calcext:value-type="float">
            <text:p>0.40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1125" calcext:value-type="float">
            <text:p>0.301125</text:p>
          </table:table-cell>
          <table:table-cell office:value-type="float" office:value="0.411365" calcext:value-type="float">
            <text:p>0.4113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94935" calcext:value-type="float">
            <text:p>0.294935</text:p>
          </table:table-cell>
          <table:table-cell office:value-type="float" office:value="0.417895" calcext:value-type="float">
            <text:p>0.4178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88135" calcext:value-type="float">
            <text:p>0.288135</text:p>
          </table:table-cell>
          <table:table-cell office:value-type="float" office:value="0.42459" calcext:value-type="float">
            <text:p>0.424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4312" calcext:value-type="float">
            <text:p>0.43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74365" calcext:value-type="float">
            <text:p>0.274365</text:p>
          </table:table-cell>
          <table:table-cell office:value-type="float" office:value="0.43866" calcext:value-type="float">
            <text:p>0.438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6355" calcext:value-type="float">
            <text:p>0.266355</text:p>
          </table:table-cell>
          <table:table-cell office:value-type="float" office:value="0.444065" calcext:value-type="float">
            <text:p>0.4440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59365" calcext:value-type="float">
            <text:p>0.259365</text:p>
          </table:table-cell>
          <table:table-cell office:value-type="float" office:value="0.452105" calcext:value-type="float">
            <text:p>0.4521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5301" calcext:value-type="float">
            <text:p>0.25301</text:p>
          </table:table-cell>
          <table:table-cell office:value-type="float" office:value="0.4575" calcext:value-type="float">
            <text:p>0.45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54" calcext:value-type="float">
            <text:p>0.254</text:p>
          </table:table-cell>
          <table:table-cell office:value-type="float" office:value="0.46025" calcext:value-type="float">
            <text:p>0.460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3579" calcext:value-type="float">
            <text:p>0.33579</text:p>
          </table:table-cell>
          <table:table-cell office:value-type="float" office:value="0.396235" calcext:value-type="float">
            <text:p>0.3962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55325" calcext:value-type="float">
            <text:p>0.455325</text:p>
          </table:table-cell>
          <table:table-cell office:value-type="float" office:value="0.105685" calcext:value-type="float">
            <text:p>0.1056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44715" calcext:value-type="float">
            <text:p>0.444715</text:p>
          </table:table-cell>
          <table:table-cell office:value-type="float" office:value="0.099345" calcext:value-type="float">
            <text:p>0.0993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4309" calcext:value-type="float">
            <text:p>0.44309</text:p>
          </table:table-cell>
          <table:table-cell office:value-type="float" office:value="0.09448" calcext:value-type="float">
            <text:p>0.094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4544" calcext:value-type="float">
            <text:p>0.44544</text:p>
          </table:table-cell>
          <table:table-cell office:value-type="float" office:value="0.09266" calcext:value-type="float">
            <text:p>0.092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4313" calcext:value-type="float">
            <text:p>0.44313</text:p>
          </table:table-cell>
          <table:table-cell office:value-type="float" office:value="0.08837" calcext:value-type="float">
            <text:p>0.088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43525" calcext:value-type="float">
            <text:p>0.443525</text:p>
          </table:table-cell>
          <table:table-cell office:value-type="float" office:value="0.08578" calcext:value-type="float">
            <text:p>0.085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44555" calcext:value-type="float">
            <text:p>0.444555</text:p>
          </table:table-cell>
          <table:table-cell office:value-type="float" office:value="0.08095" calcext:value-type="float">
            <text:p>0.080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4584" calcext:value-type="float">
            <text:p>0.44584</text:p>
          </table:table-cell>
          <table:table-cell office:value-type="float" office:value="0.07849" calcext:value-type="float">
            <text:p>0.078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4772" calcext:value-type="float">
            <text:p>0.44772</text:p>
          </table:table-cell>
          <table:table-cell office:value-type="float" office:value="0.07277" calcext:value-type="float">
            <text:p>0.072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5049" calcext:value-type="float">
            <text:p>0.45049</text:p>
          </table:table-cell>
          <table:table-cell office:value-type="float" office:value="0.0699" calcext:value-type="float">
            <text:p>0.06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53445" calcext:value-type="float">
            <text:p>0.453445</text:p>
          </table:table-cell>
          <table:table-cell office:value-type="float" office:value="0.064055" calcext:value-type="float">
            <text:p>0.0640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53525" calcext:value-type="float">
            <text:p>0.453525</text:p>
          </table:table-cell>
          <table:table-cell office:value-type="float" office:value="0.06101" calcext:value-type="float">
            <text:p>0.061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57775" calcext:value-type="float">
            <text:p>0.457775</text:p>
          </table:table-cell>
          <table:table-cell office:value-type="float" office:value="0.05404" calcext:value-type="float">
            <text:p>0.054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61555" calcext:value-type="float">
            <text:p>0.461555</text:p>
          </table:table-cell>
          <table:table-cell office:value-type="float" office:value="0.05035" calcext:value-type="float">
            <text:p>0.050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66405" calcext:value-type="float">
            <text:p>0.466405</text:p>
          </table:table-cell>
          <table:table-cell office:value-type="float" office:value="0.042075" calcext:value-type="float">
            <text:p>0.0420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6849" calcext:value-type="float">
            <text:p>0.46849</text:p>
          </table:table-cell>
          <table:table-cell office:value-type="float" office:value="0.03764" calcext:value-type="float">
            <text:p>0.037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27565" calcext:value-type="float">
            <text:p>0.0275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48965" calcext:value-type="float">
            <text:p>0.448965</text:p>
          </table:table-cell>
          <table:table-cell office:value-type="float" office:value="0.021525" calcext:value-type="float">
            <text:p>0.0215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09885" calcext:value-type="float">
            <text:p>0.309885</text:p>
          </table:table-cell>
          <table:table-cell office:value-type="float" office:value="0.01581" calcext:value-type="float">
            <text:p>0.015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8445" calcext:value-type="float">
            <text:p>0.008445</text:p>
          </table:table-cell>
          <table:table-cell office:value-type="float" office:value="0.002365" calcext:value-type="float">
            <text:p>0.0023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445" calcext:value-type="float">
            <text:p>0.003445</text:p>
          </table:table-cell>
          <table:table-cell office:value-type="float" office:value="0.001035" calcext:value-type="float">
            <text:p>0.0010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845" calcext:value-type="float">
            <text:p>0.0008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0785" calcext:value-type="float">
            <text:p>0.0007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0755" calcext:value-type="float">
            <text:p>0.0007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75" calcext:value-type="float">
            <text:p>0.00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0745" calcext:value-type="float">
            <text:p>0.0007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0725" calcext:value-type="float">
            <text:p>0.0007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245" calcext:value-type="float">
            <text:p>0.002245</text:p>
          </table:table-cell>
          <table:table-cell office:value-type="float" office:value="0.000705" calcext:value-type="float">
            <text:p>0.0007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0695" calcext:value-type="float">
            <text:p>0.0006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068" calcext:value-type="float">
            <text:p>0.000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2145" calcext:value-type="float">
            <text:p>0.002145</text:p>
          </table:table-cell>
          <table:table-cell office:value-type="float" office:value="0.00068" calcext:value-type="float">
            <text:p>0.000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0675" calcext:value-type="float">
            <text:p>0.0006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66" calcext:value-type="float">
            <text:p>0.000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0665" calcext:value-type="float">
            <text:p>0.0006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2045" calcext:value-type="float">
            <text:p>0.002045</text:p>
          </table:table-cell>
          <table:table-cell office:value-type="float" office:value="0.00065" calcext:value-type="float">
            <text:p>0.000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00065" calcext:value-type="float">
            <text:p>0.000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1985" calcext:value-type="float">
            <text:p>0.001985</text:p>
          </table:table-cell>
          <table:table-cell office:value-type="float" office:value="0.000635" calcext:value-type="float">
            <text:p>0.0006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.000645" calcext:value-type="float">
            <text:p>0.0006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063" calcext:value-type="float">
            <text:p>0.000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062" calcext:value-type="float">
            <text:p>0.000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0625" calcext:value-type="float">
            <text:p>0.0006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0615" calcext:value-type="float">
            <text:p>0.0006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0615" calcext:value-type="float">
            <text:p>0.0006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1855" calcext:value-type="float">
            <text:p>0.001855</text:p>
          </table:table-cell>
          <table:table-cell office:value-type="float" office:value="0.000585" calcext:value-type="float">
            <text:p>0.0005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0595" calcext:value-type="float">
            <text:p>0.0005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835" calcext:value-type="float">
            <text:p>0.001835</text:p>
          </table:table-cell>
          <table:table-cell office:value-type="float" office:value="0.00059" calcext:value-type="float">
            <text:p>0.000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1815" calcext:value-type="float">
            <text:p>0.001815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1765" calcext:value-type="float">
            <text:p>0.001765</text:p>
          </table:table-cell>
          <table:table-cell office:value-type="float" office:value="0.000575" calcext:value-type="float">
            <text:p>0.0005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735" calcext:value-type="float">
            <text:p>0.001735</text:p>
          </table:table-cell>
          <table:table-cell office:value-type="float" office:value="0.000565" calcext:value-type="float">
            <text:p>0.00056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1685" calcext:value-type="float">
            <text:p>0.001685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1635" calcext:value-type="float">
            <text:p>0.001635</text:p>
          </table:table-cell>
          <table:table-cell office:value-type="float" office:value="0.000525" calcext:value-type="float">
            <text:p>0.0005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0515" calcext:value-type="float">
            <text:p>0.0005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1555" calcext:value-type="float">
            <text:p>0.001555</text:p>
          </table:table-cell>
          <table:table-cell office:value-type="float" office:value="0.000505" calcext:value-type="float">
            <text:p>0.0005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1515" calcext:value-type="float">
            <text:p>0.001515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485" calcext:value-type="float">
            <text:p>0.0004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225" calcext:value-type="float">
            <text:p>0.0002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=1.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5125" calcext:value-type="float">
            <text:p>0.365125</text:p>
          </table:table-cell>
          <table:table-cell office:value-type="float" office:value="0.352735" calcext:value-type="float">
            <text:p>0.352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453" calcext:value-type="float">
            <text:p>0.36453</text:p>
          </table:table-cell>
          <table:table-cell office:value-type="float" office:value="0.354025" calcext:value-type="float">
            <text:p>0.354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3585" calcext:value-type="float">
            <text:p>0.363585</text:p>
          </table:table-cell>
          <table:table-cell office:value-type="float" office:value="0.35519" calcext:value-type="float">
            <text:p>0.355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1085" calcext:value-type="float">
            <text:p>0.361085</text:p>
          </table:table-cell>
          <table:table-cell office:value-type="float" office:value="0.356155" calcext:value-type="float">
            <text:p>0.356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64" calcext:value-type="float">
            <text:p>0.35864</text:p>
          </table:table-cell>
          <table:table-cell office:value-type="float" office:value="0.36004" calcext:value-type="float">
            <text:p>0.36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3515" calcext:value-type="float">
            <text:p>0.353515</text:p>
          </table:table-cell>
          <table:table-cell office:value-type="float" office:value="0.363515" calcext:value-type="float">
            <text:p>0.3635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9425" calcext:value-type="float">
            <text:p>0.349425</text:p>
          </table:table-cell>
          <table:table-cell office:value-type="float" office:value="0.368315" calcext:value-type="float">
            <text:p>0.3683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376" calcext:value-type="float">
            <text:p>0.34376</text:p>
          </table:table-cell>
          <table:table-cell office:value-type="float" office:value="0.3739" calcext:value-type="float">
            <text:p>0.37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7345" calcext:value-type="float">
            <text:p>0.337345</text:p>
          </table:table-cell>
          <table:table-cell office:value-type="float" office:value="0.378785" calcext:value-type="float">
            <text:p>0.3787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222" calcext:value-type="float">
            <text:p>0.33222</text:p>
          </table:table-cell>
          <table:table-cell office:value-type="float" office:value="0.38529" calcext:value-type="float">
            <text:p>0.385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267" calcext:value-type="float">
            <text:p>0.3267</text:p>
          </table:table-cell>
          <table:table-cell office:value-type="float" office:value="0.38932" calcext:value-type="float">
            <text:p>0.389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1595" calcext:value-type="float">
            <text:p>0.321595</text:p>
          </table:table-cell>
          <table:table-cell office:value-type="float" office:value="0.394935" calcext:value-type="float">
            <text:p>0.3949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15565" calcext:value-type="float">
            <text:p>0.315565</text:p>
          </table:table-cell>
          <table:table-cell office:value-type="float" office:value="0.40045" calcext:value-type="float">
            <text:p>0.400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0966" calcext:value-type="float">
            <text:p>0.30966</text:p>
          </table:table-cell>
          <table:table-cell office:value-type="float" office:value="0.40708" calcext:value-type="float">
            <text:p>0.407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2405" calcext:value-type="float">
            <text:p>0.302405</text:p>
          </table:table-cell>
          <table:table-cell office:value-type="float" office:value="0.41204" calcext:value-type="float">
            <text:p>0.412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418505" calcext:value-type="float">
            <text:p>0.4185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8969" calcext:value-type="float">
            <text:p>0.28969</text:p>
          </table:table-cell>
          <table:table-cell office:value-type="float" office:value="0.425135" calcext:value-type="float">
            <text:p>0.4251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8288" calcext:value-type="float">
            <text:p>0.28288</text:p>
          </table:table-cell>
          <table:table-cell office:value-type="float" office:value="0.43112" calcext:value-type="float">
            <text:p>0.431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76695" calcext:value-type="float">
            <text:p>0.276695</text:p>
          </table:table-cell>
          <table:table-cell office:value-type="float" office:value="0.438555" calcext:value-type="float">
            <text:p>0.4385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884" calcext:value-type="float">
            <text:p>0.26884</text:p>
          </table:table-cell>
          <table:table-cell office:value-type="float" office:value="0.44374" calcext:value-type="float">
            <text:p>0.443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62285" calcext:value-type="float">
            <text:p>0.262285</text:p>
          </table:table-cell>
          <table:table-cell office:value-type="float" office:value="0.45095" calcext:value-type="float">
            <text:p>0.450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56185" calcext:value-type="float">
            <text:p>0.256185</text:p>
          </table:table-cell>
          <table:table-cell office:value-type="float" office:value="0.45517" calcext:value-type="float">
            <text:p>0.455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5866" calcext:value-type="float">
            <text:p>0.25866</text:p>
          </table:table-cell>
          <table:table-cell office:value-type="float" office:value="0.454825" calcext:value-type="float">
            <text:p>0.4548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458" calcext:value-type="float">
            <text:p>0.34458</text:p>
          </table:table-cell>
          <table:table-cell office:value-type="float" office:value="0.37448" calcext:value-type="float">
            <text:p>0.374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2669" calcext:value-type="float">
            <text:p>0.42669</text:p>
          </table:table-cell>
          <table:table-cell office:value-type="float" office:value="0.06822" calcext:value-type="float">
            <text:p>0.068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10545" calcext:value-type="float">
            <text:p>0.410545</text:p>
          </table:table-cell>
          <table:table-cell office:value-type="float" office:value="0.062705" calcext:value-type="float">
            <text:p>0.0627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07875" calcext:value-type="float">
            <text:p>0.407875</text:p>
          </table:table-cell>
          <table:table-cell office:value-type="float" office:value="0.058705" calcext:value-type="float">
            <text:p>0.0587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11005" calcext:value-type="float">
            <text:p>0.411005</text:p>
          </table:table-cell>
          <table:table-cell office:value-type="float" office:value="0.057945" calcext:value-type="float">
            <text:p>0.0579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0849" calcext:value-type="float">
            <text:p>0.40849</text:p>
          </table:table-cell>
          <table:table-cell office:value-type="float" office:value="0.055295" calcext:value-type="float">
            <text:p>0.0552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08995" calcext:value-type="float">
            <text:p>0.408995</text:p>
          </table:table-cell>
          <table:table-cell office:value-type="float" office:value="0.054405" calcext:value-type="float">
            <text:p>0.0544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10125" calcext:value-type="float">
            <text:p>0.410125</text:p>
          </table:table-cell>
          <table:table-cell office:value-type="float" office:value="0.05059" calcext:value-type="float">
            <text:p>0.050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1147" calcext:value-type="float">
            <text:p>0.41147</text:p>
          </table:table-cell>
          <table:table-cell office:value-type="float" office:value="0.049145" calcext:value-type="float">
            <text:p>0.0491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1256" calcext:value-type="float">
            <text:p>0.41256</text:p>
          </table:table-cell>
          <table:table-cell office:value-type="float" office:value="0.04566" calcext:value-type="float">
            <text:p>0.045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14605" calcext:value-type="float">
            <text:p>0.414605</text:p>
          </table:table-cell>
          <table:table-cell office:value-type="float" office:value="0.04438" calcext:value-type="float">
            <text:p>0.044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17" calcext:value-type="float">
            <text:p>0.417</text:p>
          </table:table-cell>
          <table:table-cell office:value-type="float" office:value="0.039805" calcext:value-type="float">
            <text:p>0.0398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17145" calcext:value-type="float">
            <text:p>0.417145</text:p>
          </table:table-cell>
          <table:table-cell office:value-type="float" office:value="0.038165" calcext:value-type="float">
            <text:p>0.0381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2075" calcext:value-type="float">
            <text:p>0.42075</text:p>
          </table:table-cell>
          <table:table-cell office:value-type="float" office:value="0.03289" calcext:value-type="float">
            <text:p>0.032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2369" calcext:value-type="float">
            <text:p>0.42369</text:p>
          </table:table-cell>
          <table:table-cell office:value-type="float" office:value="0.03085" calcext:value-type="float">
            <text:p>0.030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28095" calcext:value-type="float">
            <text:p>0.428095</text:p>
          </table:table-cell>
          <table:table-cell office:value-type="float" office:value="0.024985" calcext:value-type="float">
            <text:p>0.0249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3" calcext:value-type="float">
            <text:p>0.43</text:p>
          </table:table-cell>
          <table:table-cell office:value-type="float" office:value="0.022695" calcext:value-type="float">
            <text:p>0.0226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4854" calcext:value-type="float">
            <text:p>0.44854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2138" calcext:value-type="float">
            <text:p>0.42138</text:p>
          </table:table-cell>
          <table:table-cell office:value-type="float" office:value="0.011835" calcext:value-type="float">
            <text:p>0.0118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67985" calcext:value-type="float">
            <text:p>0.267985</text:p>
          </table:table-cell>
          <table:table-cell office:value-type="float" office:value="0.008335" calcext:value-type="float">
            <text:p>0.0083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7425" calcext:value-type="float">
            <text:p>0.007425</text:p>
          </table:table-cell>
          <table:table-cell office:value-type="float" office:value="0.00137" calcext:value-type="float">
            <text:p>0.001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0625" calcext:value-type="float">
            <text:p>0.0006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0525" calcext:value-type="float">
            <text:p>0.0005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0495" calcext:value-type="float">
            <text:p>0.0004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2255" calcext:value-type="float">
            <text:p>0.002255</text:p>
          </table:table-cell>
          <table:table-cell office:value-type="float" office:value="0.000455" calcext:value-type="float">
            <text:p>0.0004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0445" calcext:value-type="float">
            <text:p>0.0004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0.000445" calcext:value-type="float">
            <text:p>0.0004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2065" calcext:value-type="float">
            <text:p>0.002065</text:p>
          </table:table-cell>
          <table:table-cell office:value-type="float" office:value="0.000445" calcext:value-type="float">
            <text:p>0.0004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0435" calcext:value-type="float">
            <text:p>0.0004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0435" calcext:value-type="float">
            <text:p>0.0004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975" calcext:value-type="float">
            <text:p>0.001975</text:p>
          </table:table-cell>
          <table:table-cell office:value-type="float" office:value="0.00042" calcext:value-type="float">
            <text:p>0.000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975" calcext:value-type="float">
            <text:p>0.001975</text:p>
          </table:table-cell>
          <table:table-cell office:value-type="float" office:value="0.000415" calcext:value-type="float">
            <text:p>0.0004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0395" calcext:value-type="float">
            <text:p>0.0003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0395" calcext:value-type="float">
            <text:p>0.00039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0385" calcext:value-type="float">
            <text:p>0.0003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039" calcext:value-type="float">
            <text:p>0.000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1845" calcext:value-type="float">
            <text:p>0.001845</text:p>
          </table:table-cell>
          <table:table-cell office:value-type="float" office:value="0.00038" calcext:value-type="float">
            <text:p>0.000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385" calcext:value-type="float">
            <text:p>0.0003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038" calcext:value-type="float">
            <text:p>0.000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037" calcext:value-type="float">
            <text:p>0.000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038" calcext:value-type="float">
            <text:p>0.000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037" calcext:value-type="float">
            <text:p>0.000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1715" calcext:value-type="float">
            <text:p>0.001715</text:p>
          </table:table-cell>
          <table:table-cell office:value-type="float" office:value="0.000365" calcext:value-type="float">
            <text:p>0.0003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1665" calcext:value-type="float">
            <text:p>0.001665</text:p>
          </table:table-cell>
          <table:table-cell office:value-type="float" office:value="0.000355" calcext:value-type="float">
            <text:p>0.0003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1655" calcext:value-type="float">
            <text:p>0.001655</text:p>
          </table:table-cell>
          <table:table-cell office:value-type="float" office:value="0.000365" calcext:value-type="float">
            <text:p>0.0003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655" calcext:value-type="float">
            <text:p>0.001655</text:p>
          </table:table-cell>
          <table:table-cell office:value-type="float" office:value="0.00036" calcext:value-type="float">
            <text:p>0.000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0355" calcext:value-type="float">
            <text:p>0.0003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345" calcext:value-type="float">
            <text:p>0.0003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.00033" calcext:value-type="float">
            <text:p>0.000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033" calcext:value-type="float">
            <text:p>0.000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33" calcext:value-type="float">
            <text:p>0.000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1525" calcext:value-type="float">
            <text:p>0.001525</text:p>
          </table:table-cell>
          <table:table-cell office:value-type="float" office:value="0.00033" calcext:value-type="float">
            <text:p>0.000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515" calcext:value-type="float">
            <text:p>0.001515</text:p>
          </table:table-cell>
          <table:table-cell office:value-type="float" office:value="0.000325" calcext:value-type="float">
            <text:p>0.0003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0.00033" calcext:value-type="float">
            <text:p>0.000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032" calcext:value-type="float">
            <text:p>0.000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032" calcext:value-type="float">
            <text:p>0.000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485" calcext:value-type="float">
            <text:p>0.001485</text:p>
          </table:table-cell>
          <table:table-cell office:value-type="float" office:value="0.00032" calcext:value-type="float">
            <text:p>0.000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000315" calcext:value-type="float">
            <text:p>0.0003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305" calcext:value-type="float">
            <text:p>0.0003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031" calcext:value-type="float">
            <text:p>0.000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0305" calcext:value-type="float">
            <text:p>0.0003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0.000295" calcext:value-type="float">
            <text:p>0.0002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245" calcext:value-type="float">
            <text:p>0.0002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=1.17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516" calcext:value-type="float">
            <text:p>0.36516</text:p>
          </table:table-cell>
          <table:table-cell office:value-type="float" office:value="0.35465" calcext:value-type="float">
            <text:p>0.354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539" calcext:value-type="float">
            <text:p>0.36539</text:p>
          </table:table-cell>
          <table:table-cell office:value-type="float" office:value="0.3555" calcext:value-type="float">
            <text:p>0.35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3505" calcext:value-type="float">
            <text:p>0.363505</text:p>
          </table:table-cell>
          <table:table-cell office:value-type="float" office:value="0.35722" calcext:value-type="float">
            <text:p>0.357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079" calcext:value-type="float">
            <text:p>0.36079</text:p>
          </table:table-cell>
          <table:table-cell office:value-type="float" office:value="0.358525" calcext:value-type="float">
            <text:p>0.3585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36222" calcext:value-type="float">
            <text:p>0.36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413" calcext:value-type="float">
            <text:p>0.35413</text:p>
          </table:table-cell>
          <table:table-cell office:value-type="float" office:value="0.365395" calcext:value-type="float">
            <text:p>0.3653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998" calcext:value-type="float">
            <text:p>0.34998</text:p>
          </table:table-cell>
          <table:table-cell office:value-type="float" office:value="0.369875" calcext:value-type="float">
            <text:p>0.369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4745" calcext:value-type="float">
            <text:p>0.344745</text:p>
          </table:table-cell>
          <table:table-cell office:value-type="float" office:value="0.3754" calcext:value-type="float">
            <text:p>0.37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922" calcext:value-type="float">
            <text:p>0.33922</text:p>
          </table:table-cell>
          <table:table-cell office:value-type="float" office:value="0.379365" calcext:value-type="float">
            <text:p>0.3793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4435" calcext:value-type="float">
            <text:p>0.334435</text:p>
          </table:table-cell>
          <table:table-cell office:value-type="float" office:value="0.38544" calcext:value-type="float">
            <text:p>0.385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389625" calcext:value-type="float">
            <text:p>0.389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395045" calcext:value-type="float">
            <text:p>0.3950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184" calcext:value-type="float">
            <text:p>0.3184</text:p>
          </table:table-cell>
          <table:table-cell office:value-type="float" office:value="0.400005" calcext:value-type="float">
            <text:p>0.4000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372" calcext:value-type="float">
            <text:p>0.31372</text:p>
          </table:table-cell>
          <table:table-cell office:value-type="float" office:value="0.405645" calcext:value-type="float">
            <text:p>0.4056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729" calcext:value-type="float">
            <text:p>0.30729</text:p>
          </table:table-cell>
          <table:table-cell office:value-type="float" office:value="0.40948" calcext:value-type="float">
            <text:p>0.409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1605" calcext:value-type="float">
            <text:p>0.301605</text:p>
          </table:table-cell>
          <table:table-cell office:value-type="float" office:value="0.41523" calcext:value-type="float">
            <text:p>0.415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566" calcext:value-type="float">
            <text:p>0.29566</text:p>
          </table:table-cell>
          <table:table-cell office:value-type="float" office:value="0.421455" calcext:value-type="float">
            <text:p>0.4214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89185" calcext:value-type="float">
            <text:p>0.289185</text:p>
          </table:table-cell>
          <table:table-cell office:value-type="float" office:value="0.427035" calcext:value-type="float">
            <text:p>0.4270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3415" calcext:value-type="float">
            <text:p>0.283415</text:p>
          </table:table-cell>
          <table:table-cell office:value-type="float" office:value="0.433805" calcext:value-type="float">
            <text:p>0.4338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76325" calcext:value-type="float">
            <text:p>0.276325</text:p>
          </table:table-cell>
          <table:table-cell office:value-type="float" office:value="0.43829" calcext:value-type="float">
            <text:p>0.438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69645" calcext:value-type="float">
            <text:p>0.269645</text:p>
          </table:table-cell>
          <table:table-cell office:value-type="float" office:value="0.445755" calcext:value-type="float">
            <text:p>0.4457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6487" calcext:value-type="float">
            <text:p>0.26487</text:p>
          </table:table-cell>
          <table:table-cell office:value-type="float" office:value="0.449095" calcext:value-type="float">
            <text:p>0.4490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72895" calcext:value-type="float">
            <text:p>0.272895</text:p>
          </table:table-cell>
          <table:table-cell office:value-type="float" office:value="0.443785" calcext:value-type="float">
            <text:p>0.4437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8272" calcext:value-type="float">
            <text:p>0.38272</text:p>
          </table:table-cell>
          <table:table-cell office:value-type="float" office:value="0.33212" calcext:value-type="float">
            <text:p>0.332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31465" calcext:value-type="float">
            <text:p>0.431465</text:p>
          </table:table-cell>
          <table:table-cell office:value-type="float" office:value="0.031595" calcext:value-type="float">
            <text:p>0.0315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19755" calcext:value-type="float">
            <text:p>0.419755</text:p>
          </table:table-cell>
          <table:table-cell office:value-type="float" office:value="0.02943" calcext:value-type="float">
            <text:p>0.029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1151" calcext:value-type="float">
            <text:p>0.41151</text:p>
          </table:table-cell>
          <table:table-cell office:value-type="float" office:value="0.02739" calcext:value-type="float">
            <text:p>0.027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1792" calcext:value-type="float">
            <text:p>0.41792</text:p>
          </table:table-cell>
          <table:table-cell office:value-type="float" office:value="0.02706" calcext:value-type="float">
            <text:p>0.027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1185" calcext:value-type="float">
            <text:p>0.41185</text:p>
          </table:table-cell>
          <table:table-cell office:value-type="float" office:value="0.025985" calcext:value-type="float">
            <text:p>0.0259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308" calcext:value-type="float">
            <text:p>0.41308</text:p>
          </table:table-cell>
          <table:table-cell office:value-type="float" office:value="0.025655" calcext:value-type="float">
            <text:p>0.0256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1318" calcext:value-type="float">
            <text:p>0.41318</text:p>
          </table:table-cell>
          <table:table-cell office:value-type="float" office:value="0.023835" calcext:value-type="float">
            <text:p>0.0238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13985" calcext:value-type="float">
            <text:p>0.413985</text:p>
          </table:table-cell>
          <table:table-cell office:value-type="float" office:value="0.02339" calcext:value-type="float">
            <text:p>0.023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14295" calcext:value-type="float">
            <text:p>0.414295</text:p>
          </table:table-cell>
          <table:table-cell office:value-type="float" office:value="0.022075" calcext:value-type="float">
            <text:p>0.0220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1575" calcext:value-type="float">
            <text:p>0.41575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17055" calcext:value-type="float">
            <text:p>0.417055</text:p>
          </table:table-cell>
          <table:table-cell office:value-type="float" office:value="0.01929" calcext:value-type="float">
            <text:p>0.019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16315" calcext:value-type="float">
            <text:p>0.416315</text:p>
          </table:table-cell>
          <table:table-cell office:value-type="float" office:value="0.01849" calcext:value-type="float">
            <text:p>0.018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18485" calcext:value-type="float">
            <text:p>0.418485</text:p>
          </table:table-cell>
          <table:table-cell office:value-type="float" office:value="0.015545" calcext:value-type="float">
            <text:p>0.0155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2011" calcext:value-type="float">
            <text:p>0.42011</text:p>
          </table:table-cell>
          <table:table-cell office:value-type="float" office:value="0.014585" calcext:value-type="float">
            <text:p>0.0145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2472" calcext:value-type="float">
            <text:p>0.42472</text:p>
          </table:table-cell>
          <table:table-cell office:value-type="float" office:value="0.011485" calcext:value-type="float">
            <text:p>0.0114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23695" calcext:value-type="float">
            <text:p>0.423695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48325" calcext:value-type="float">
            <text:p>0.448325</text:p>
          </table:table-cell>
          <table:table-cell office:value-type="float" office:value="0.00603" calcext:value-type="float">
            <text:p>0.006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26515" calcext:value-type="float">
            <text:p>0.426515</text:p>
          </table:table-cell>
          <table:table-cell office:value-type="float" office:value="0.00429" calcext:value-type="float">
            <text:p>0.004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3236" calcext:value-type="float">
            <text:p>0.23236</text:p>
          </table:table-cell>
          <table:table-cell office:value-type="float" office:value="0.00236" calcext:value-type="float">
            <text:p>0.002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0.000525" calcext:value-type="float">
            <text:p>0.0005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2595" calcext:value-type="float">
            <text:p>0.002595</text:p>
          </table:table-cell>
          <table:table-cell office:value-type="float" office:value="0.000225" calcext:value-type="float">
            <text:p>0.0002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018" calcext:value-type="float">
            <text:p>0.00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0165" calcext:value-type="float">
            <text:p>0.0001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735" calcext:value-type="float">
            <text:p>0.001735</text:p>
          </table:table-cell>
          <table:table-cell office:value-type="float" office:value="0.000165" calcext:value-type="float">
            <text:p>0.0001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655" calcext:value-type="float">
            <text:p>0.001655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605" calcext:value-type="float">
            <text:p>0.001605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555" calcext:value-type="float">
            <text:p>0.001555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555" calcext:value-type="float">
            <text:p>0.001555</text:p>
          </table:table-cell>
          <table:table-cell office:value-type="float" office:value="0.000145" calcext:value-type="float">
            <text:p>0.0001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1525" calcext:value-type="float">
            <text:p>0.001525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.000145" calcext:value-type="float">
            <text:p>0.0001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135" calcext:value-type="float">
            <text:p>0.0001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145" calcext:value-type="float">
            <text:p>0.0001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0135" calcext:value-type="float">
            <text:p>0.0001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135" calcext:value-type="float">
            <text:p>0.0001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0.000135" calcext:value-type="float">
            <text:p>0.0001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0.000135" calcext:value-type="float">
            <text:p>0.0001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0135" calcext:value-type="float">
            <text:p>0.0001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.000125" calcext:value-type="float">
            <text:p>0.0001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1325" calcext:value-type="float">
            <text:p>0.001325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0125" calcext:value-type="float">
            <text:p>0.0001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.000125" calcext:value-type="float">
            <text:p>0.0001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0125" calcext:value-type="float">
            <text:p>0.000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0125" calcext:value-type="float">
            <text:p>0.0001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245" calcext:value-type="float">
            <text:p>0.001245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0115" calcext:value-type="float">
            <text:p>0.0001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0115" calcext:value-type="float">
            <text:p>0.0001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0115" calcext:value-type="float">
            <text:p>0.0001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0115" calcext:value-type="float">
            <text:p>0.0001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=1.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499" calcext:value-type="float">
            <text:p>0.36499</text:p>
          </table:table-cell>
          <table:table-cell office:value-type="float" office:value="0.35577" calcext:value-type="float">
            <text:p>0.355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4825" calcext:value-type="float">
            <text:p>0.364825</text:p>
          </table:table-cell>
          <table:table-cell office:value-type="float" office:value="0.356655" calcext:value-type="float">
            <text:p>0.3566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377" calcext:value-type="float">
            <text:p>0.36377</text:p>
          </table:table-cell>
          <table:table-cell office:value-type="float" office:value="0.35788" calcext:value-type="float">
            <text:p>0.357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108" calcext:value-type="float">
            <text:p>0.36108</text:p>
          </table:table-cell>
          <table:table-cell office:value-type="float" office:value="0.359045" calcext:value-type="float">
            <text:p>0.359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84" calcext:value-type="float">
            <text:p>0.35884</text:p>
          </table:table-cell>
          <table:table-cell office:value-type="float" office:value="0.362995" calcext:value-type="float">
            <text:p>0.3629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439" calcext:value-type="float">
            <text:p>0.35439</text:p>
          </table:table-cell>
          <table:table-cell office:value-type="float" office:value="0.365935" calcext:value-type="float">
            <text:p>0.3659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125" calcext:value-type="float">
            <text:p>0.350125</text:p>
          </table:table-cell>
          <table:table-cell office:value-type="float" office:value="0.370725" calcext:value-type="float">
            <text:p>0.3707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4955" calcext:value-type="float">
            <text:p>0.344955</text:p>
          </table:table-cell>
          <table:table-cell office:value-type="float" office:value="0.37608" calcext:value-type="float">
            <text:p>0.376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924" calcext:value-type="float">
            <text:p>0.33924</text:p>
          </table:table-cell>
          <table:table-cell office:value-type="float" office:value="0.38003" calcext:value-type="float">
            <text:p>0.380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4785" calcext:value-type="float">
            <text:p>0.334785</text:p>
          </table:table-cell>
          <table:table-cell office:value-type="float" office:value="0.38595" calcext:value-type="float">
            <text:p>0.385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28795" calcext:value-type="float">
            <text:p>0.328795</text:p>
          </table:table-cell>
          <table:table-cell office:value-type="float" office:value="0.39048" calcext:value-type="float">
            <text:p>0.39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3705" calcext:value-type="float">
            <text:p>0.323705</text:p>
          </table:table-cell>
          <table:table-cell office:value-type="float" office:value="0.39605" calcext:value-type="float">
            <text:p>0.396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1795" calcext:value-type="float">
            <text:p>0.31795</text:p>
          </table:table-cell>
          <table:table-cell office:value-type="float" office:value="0.401285" calcext:value-type="float">
            <text:p>0.4012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2615" calcext:value-type="float">
            <text:p>0.312615</text:p>
          </table:table-cell>
          <table:table-cell office:value-type="float" office:value="0.407495" calcext:value-type="float">
            <text:p>0.4074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5895" calcext:value-type="float">
            <text:p>0.305895</text:p>
          </table:table-cell>
          <table:table-cell office:value-type="float" office:value="0.411735" calcext:value-type="float">
            <text:p>0.4117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032" calcext:value-type="float">
            <text:p>0.30032</text:p>
          </table:table-cell>
          <table:table-cell office:value-type="float" office:value="0.41749" calcext:value-type="float">
            <text:p>0.417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466" calcext:value-type="float">
            <text:p>0.29466</text:p>
          </table:table-cell>
          <table:table-cell office:value-type="float" office:value="0.423485" calcext:value-type="float">
            <text:p>0.4234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8836" calcext:value-type="float">
            <text:p>0.28836</text:p>
          </table:table-cell>
          <table:table-cell office:value-type="float" office:value="0.428825" calcext:value-type="float">
            <text:p>0.4288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2945" calcext:value-type="float">
            <text:p>0.282945</text:p>
          </table:table-cell>
          <table:table-cell office:value-type="float" office:value="0.435495" calcext:value-type="float">
            <text:p>0.4354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76145" calcext:value-type="float">
            <text:p>0.276145</text:p>
          </table:table-cell>
          <table:table-cell office:value-type="float" office:value="0.439645" calcext:value-type="float">
            <text:p>0.4396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7038" calcext:value-type="float">
            <text:p>0.27038</text:p>
          </table:table-cell>
          <table:table-cell office:value-type="float" office:value="0.446295" calcext:value-type="float">
            <text:p>0.4462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66055" calcext:value-type="float">
            <text:p>0.266055</text:p>
          </table:table-cell>
          <table:table-cell office:value-type="float" office:value="0.44973" calcext:value-type="float">
            <text:p>0.449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76595" calcext:value-type="float">
            <text:p>0.276595</text:p>
          </table:table-cell>
          <table:table-cell office:value-type="float" office:value="0.44358" calcext:value-type="float">
            <text:p>0.443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0168" calcext:value-type="float">
            <text:p>0.40168</text:p>
          </table:table-cell>
          <table:table-cell office:value-type="float" office:value="0.320495" calcext:value-type="float">
            <text:p>0.3204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3531" calcext:value-type="float">
            <text:p>0.43531</text:p>
          </table:table-cell>
          <table:table-cell office:value-type="float" office:value="0.026065" calcext:value-type="float">
            <text:p>0.0260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25945" calcext:value-type="float">
            <text:p>0.425945</text:p>
          </table:table-cell>
          <table:table-cell office:value-type="float" office:value="0.02442" calcext:value-type="float">
            <text:p>0.024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16155" calcext:value-type="float">
            <text:p>0.416155</text:p>
          </table:table-cell>
          <table:table-cell office:value-type="float" office:value="0.02252" calcext:value-type="float">
            <text:p>0.022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23745" calcext:value-type="float">
            <text:p>0.423745</text:p>
          </table:table-cell>
          <table:table-cell office:value-type="float" office:value="0.02233" calcext:value-type="float">
            <text:p>0.022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1628" calcext:value-type="float">
            <text:p>0.41628</text:p>
          </table:table-cell>
          <table:table-cell office:value-type="float" office:value="0.02134" calcext:value-type="float">
            <text:p>0.021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7905" calcext:value-type="float">
            <text:p>0.417905</text:p>
          </table:table-cell>
          <table:table-cell office:value-type="float" office:value="0.02112" calcext:value-type="float">
            <text:p>0.021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1765" calcext:value-type="float">
            <text:p>0.41765</text:p>
          </table:table-cell>
          <table:table-cell office:value-type="float" office:value="0.01987" calcext:value-type="float">
            <text:p>0.019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1818" calcext:value-type="float">
            <text:p>0.41818</text:p>
          </table:table-cell>
          <table:table-cell office:value-type="float" office:value="0.01949" calcext:value-type="float">
            <text:p>0.019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1856" calcext:value-type="float">
            <text:p>0.41856</text:p>
          </table:table-cell>
          <table:table-cell office:value-type="float" office:value="0.018195" calcext:value-type="float">
            <text:p>0.0181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20225" calcext:value-type="float">
            <text:p>0.420225</text:p>
          </table:table-cell>
          <table:table-cell office:value-type="float" office:value="0.01782" calcext:value-type="float">
            <text:p>0.017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20845" calcext:value-type="float">
            <text:p>0.420845</text:p>
          </table:table-cell>
          <table:table-cell office:value-type="float" office:value="0.01616" calcext:value-type="float">
            <text:p>0.016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1962" calcext:value-type="float">
            <text:p>0.41962</text:p>
          </table:table-cell>
          <table:table-cell office:value-type="float" office:value="0.015515" calcext:value-type="float">
            <text:p>0.0155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2147" calcext:value-type="float">
            <text:p>0.42147</text:p>
          </table:table-cell>
          <table:table-cell office:value-type="float" office:value="0.013145" calcext:value-type="float">
            <text:p>0.0131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22515" calcext:value-type="float">
            <text:p>0.422515</text:p>
          </table:table-cell>
          <table:table-cell office:value-type="float" office:value="0.01222" calcext:value-type="float">
            <text:p>0.012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28835" calcext:value-type="float">
            <text:p>0.428835</text:p>
          </table:table-cell>
          <table:table-cell office:value-type="float" office:value="0.00919" calcext:value-type="float">
            <text:p>0.009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25755" calcext:value-type="float">
            <text:p>0.425755</text:p>
          </table:table-cell>
          <table:table-cell office:value-type="float" office:value="0.00803" calcext:value-type="float">
            <text:p>0.008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5127" calcext:value-type="float">
            <text:p>0.45127</text:p>
          </table:table-cell>
          <table:table-cell office:value-type="float" office:value="0.00484" calcext:value-type="float">
            <text:p>0.004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1455" calcext:value-type="float">
            <text:p>0.431455</text:p>
          </table:table-cell>
          <table:table-cell office:value-type="float" office:value="0.003355" calcext:value-type="float">
            <text:p>0.0033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2412" calcext:value-type="float">
            <text:p>0.22412</text:p>
          </table:table-cell>
          <table:table-cell office:value-type="float" office:value="0.00174" calcext:value-type="float">
            <text:p>0.001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935" calcext:value-type="float">
            <text:p>0.001935</text:p>
          </table:table-cell>
          <table:table-cell office:value-type="float" office:value="0.000135" calcext:value-type="float">
            <text:p>0.0001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715" calcext:value-type="float">
            <text:p>0.001715</text:p>
          </table:table-cell>
          <table:table-cell office:value-type="float" office:value="0.000125" calcext:value-type="float">
            <text:p>0.0001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675" calcext:value-type="float">
            <text:p>0.001675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635" calcext:value-type="float">
            <text:p>0.001635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0115" calcext:value-type="float">
            <text:p>0.0001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115" calcext:value-type="float">
            <text:p>0.0001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525" calcext:value-type="float">
            <text:p>0.001525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115" calcext:value-type="float">
            <text:p>0.0001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0115" calcext:value-type="float">
            <text:p>0.0001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105" calcext:value-type="float">
            <text:p>0.0001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.000105" calcext:value-type="float">
            <text:p>0.0001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1355" calcext:value-type="float">
            <text:p>0.00135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1325" calcext:value-type="float">
            <text:p>0.00132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.000095" calcext:value-type="float">
            <text:p>0.0000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0095" calcext:value-type="float">
            <text:p>0.0000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095" calcext:value-type="float">
            <text:p>0.0000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0095" calcext:value-type="float">
            <text:p>0.0000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0.000095" calcext:value-type="float">
            <text:p>0.0000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1175" calcext:value-type="float">
            <text:p>0.001175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0085" calcext:value-type="float">
            <text:p>0.0000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.000085" calcext:value-type="float">
            <text:p>0.0000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0085" calcext:value-type="float">
            <text:p>0.0000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=1.2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5905" calcext:value-type="float">
            <text:p>0.365905</text:p>
          </table:table-cell>
          <table:table-cell office:value-type="float" office:value="0.35598" calcext:value-type="float">
            <text:p>0.35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567" calcext:value-type="float">
            <text:p>0.36567</text:p>
          </table:table-cell>
          <table:table-cell office:value-type="float" office:value="0.356915" calcext:value-type="float">
            <text:p>0.356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87" calcext:value-type="float">
            <text:p>0.35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043" calcext:value-type="float">
            <text:p>0.36043</text:p>
          </table:table-cell>
          <table:table-cell office:value-type="float" office:value="0.360875" calcext:value-type="float">
            <text:p>0.360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115" calcext:value-type="float">
            <text:p>0.358115</text:p>
          </table:table-cell>
          <table:table-cell office:value-type="float" office:value="0.364625" calcext:value-type="float">
            <text:p>0.364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428" calcext:value-type="float">
            <text:p>0.35428</text:p>
          </table:table-cell>
          <table:table-cell office:value-type="float" office:value="0.36735" calcext:value-type="float">
            <text:p>0.36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23" calcext:value-type="float">
            <text:p>0.35023</text:p>
          </table:table-cell>
          <table:table-cell office:value-type="float" office:value="0.37178" calcext:value-type="float">
            <text:p>0.371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5475" calcext:value-type="float">
            <text:p>0.345475</text:p>
          </table:table-cell>
          <table:table-cell office:value-type="float" office:value="0.376705" calcext:value-type="float">
            <text:p>0.3767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9945" calcext:value-type="float">
            <text:p>0.339945</text:p>
          </table:table-cell>
          <table:table-cell office:value-type="float" office:value="0.380395" calcext:value-type="float">
            <text:p>0.3803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6025" calcext:value-type="float">
            <text:p>0.336025</text:p>
          </table:table-cell>
          <table:table-cell office:value-type="float" office:value="0.38593" calcext:value-type="float">
            <text:p>0.385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0045" calcext:value-type="float">
            <text:p>0.330045</text:p>
          </table:table-cell>
          <table:table-cell office:value-type="float" office:value="0.39025" calcext:value-type="float">
            <text:p>0.390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4315" calcext:value-type="float">
            <text:p>0.324315</text:p>
          </table:table-cell>
          <table:table-cell office:value-type="float" office:value="0.39659" calcext:value-type="float">
            <text:p>0.396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18895" calcext:value-type="float">
            <text:p>0.318895</text:p>
          </table:table-cell>
          <table:table-cell office:value-type="float" office:value="0.40127" calcext:value-type="float">
            <text:p>0.401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376" calcext:value-type="float">
            <text:p>0.31376</text:p>
          </table:table-cell>
          <table:table-cell office:value-type="float" office:value="0.407215" calcext:value-type="float">
            <text:p>0.4072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7345" calcext:value-type="float">
            <text:p>0.307345</text:p>
          </table:table-cell>
          <table:table-cell office:value-type="float" office:value="0.411175" calcext:value-type="float">
            <text:p>0.4111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207" calcext:value-type="float">
            <text:p>0.30207</text:p>
          </table:table-cell>
          <table:table-cell office:value-type="float" office:value="0.41671" calcext:value-type="float">
            <text:p>0.416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7145" calcext:value-type="float">
            <text:p>0.297145</text:p>
          </table:table-cell>
          <table:table-cell office:value-type="float" office:value="0.422055" calcext:value-type="float">
            <text:p>0.4220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1235" calcext:value-type="float">
            <text:p>0.291235</text:p>
          </table:table-cell>
          <table:table-cell office:value-type="float" office:value="0.4272" calcext:value-type="float">
            <text:p>0.42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581" calcext:value-type="float">
            <text:p>0.28581</text:p>
          </table:table-cell>
          <table:table-cell office:value-type="float" office:value="0.43373" calcext:value-type="float">
            <text:p>0.43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7912" calcext:value-type="float">
            <text:p>0.27912</text:p>
          </table:table-cell>
          <table:table-cell office:value-type="float" office:value="0.437745" calcext:value-type="float">
            <text:p>0.4377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73445" calcext:value-type="float">
            <text:p>0.273445</text:p>
          </table:table-cell>
          <table:table-cell office:value-type="float" office:value="0.44475" calcext:value-type="float">
            <text:p>0.444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448065" calcext:value-type="float">
            <text:p>0.4480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43985" calcext:value-type="float">
            <text:p>0.439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4426" calcext:value-type="float">
            <text:p>0.44426</text:p>
          </table:table-cell>
          <table:table-cell office:value-type="float" office:value="0.298305" calcext:value-type="float">
            <text:p>0.2983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42245" calcext:value-type="float">
            <text:p>0.442245</text:p>
          </table:table-cell>
          <table:table-cell office:value-type="float" office:value="0.017725" calcext:value-type="float">
            <text:p>0.0177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37955" calcext:value-type="float">
            <text:p>0.437955</text:p>
          </table:table-cell>
          <table:table-cell office:value-type="float" office:value="0.016515" calcext:value-type="float">
            <text:p>0.0165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23565" calcext:value-type="float">
            <text:p>0.423565</text:p>
          </table:table-cell>
          <table:table-cell office:value-type="float" office:value="0.015435" calcext:value-type="float">
            <text:p>0.0154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3392" calcext:value-type="float">
            <text:p>0.43392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348" calcext:value-type="float">
            <text:p>0.42348</text:p>
          </table:table-cell>
          <table:table-cell office:value-type="float" office:value="0.014865" calcext:value-type="float">
            <text:p>0.0148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26265" calcext:value-type="float">
            <text:p>0.426265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2479" calcext:value-type="float">
            <text:p>0.42479</text:p>
          </table:table-cell>
          <table:table-cell office:value-type="float" office:value="0.01409" calcext:value-type="float">
            <text:p>0.014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5715" calcext:value-type="float">
            <text:p>0.425715</text:p>
          </table:table-cell>
          <table:table-cell office:value-type="float" office:value="0.013815" calcext:value-type="float">
            <text:p>0.0138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2594" calcext:value-type="float">
            <text:p>0.42594</text:p>
          </table:table-cell>
          <table:table-cell office:value-type="float" office:value="0.01303" calcext:value-type="float">
            <text:p>0.013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2759" calcext:value-type="float">
            <text:p>0.42759</text:p>
          </table:table-cell>
          <table:table-cell office:value-type="float" office:value="0.01286" calcext:value-type="float">
            <text:p>0.01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2779" calcext:value-type="float">
            <text:p>0.42779</text:p>
          </table:table-cell>
          <table:table-cell office:value-type="float" office:value="0.011675" calcext:value-type="float">
            <text:p>0.0116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2535" calcext:value-type="float">
            <text:p>0.42535</text:p>
          </table:table-cell>
          <table:table-cell office:value-type="float" office:value="0.01136" calcext:value-type="float">
            <text:p>0.011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2742" calcext:value-type="float">
            <text:p>0.42742</text:p>
          </table:table-cell>
          <table:table-cell office:value-type="float" office:value="0.009415" calcext:value-type="float">
            <text:p>0.0094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27315" calcext:value-type="float">
            <text:p>0.427315</text:p>
          </table:table-cell>
          <table:table-cell office:value-type="float" office:value="0.00858" calcext:value-type="float">
            <text:p>0.008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35895" calcext:value-type="float">
            <text:p>0.435895</text:p>
          </table:table-cell>
          <table:table-cell office:value-type="float" office:value="0.006385" calcext:value-type="float">
            <text:p>0.0063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2962" calcext:value-type="float">
            <text:p>0.42962</text:p>
          </table:table-cell>
          <table:table-cell office:value-type="float" office:value="0.005515" calcext:value-type="float">
            <text:p>0.0055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56595" calcext:value-type="float">
            <text:p>0.456595</text:p>
          </table:table-cell>
          <table:table-cell office:value-type="float" office:value="0.003335" calcext:value-type="float">
            <text:p>0.0033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984" calcext:value-type="float">
            <text:p>0.43984</text:p>
          </table:table-cell>
          <table:table-cell office:value-type="float" office:value="0.002215" calcext:value-type="float">
            <text:p>0.0022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15395" calcext:value-type="float">
            <text:p>0.215395</text:p>
          </table:table-cell>
          <table:table-cell office:value-type="float" office:value="0.00091" calcext:value-type="float">
            <text:p>0.000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0295" calcext:value-type="float">
            <text:p>0.0002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000095" calcext:value-type="float">
            <text:p>0.0000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0085" calcext:value-type="float">
            <text:p>0.0000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675" calcext:value-type="float">
            <text:p>0.001675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615" calcext:value-type="float">
            <text:p>0.001615</text:p>
          </table:table-cell>
          <table:table-cell office:value-type="float" office:value="0.000075" calcext:value-type="float">
            <text:p>0.000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535" calcext:value-type="float">
            <text:p>0.001535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515" calcext:value-type="float">
            <text:p>0.001515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485" calcext:value-type="float">
            <text:p>0.001485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1355" calcext:value-type="float">
            <text:p>0.001355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0055" calcext:value-type="float">
            <text:p>0.0000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0055" calcext:value-type="float">
            <text:p>0.0000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055" calcext:value-type="float">
            <text:p>0.0000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0055" calcext:value-type="float">
            <text:p>0.0000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=1.27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5105" calcext:value-type="float">
            <text:p>0.365105</text:p>
          </table:table-cell>
          <table:table-cell office:value-type="float" office:value="0.357385" calcext:value-type="float">
            <text:p>0.357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4835" calcext:value-type="float">
            <text:p>0.364835</text:p>
          </table:table-cell>
          <table:table-cell office:value-type="float" office:value="0.35852" calcext:value-type="float">
            <text:p>0.358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3585" calcext:value-type="float">
            <text:p>0.363585</text:p>
          </table:table-cell>
          <table:table-cell office:value-type="float" office:value="0.359975" calcext:value-type="float">
            <text:p>0.3599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0525" calcext:value-type="float">
            <text:p>0.360525</text:p>
          </table:table-cell>
          <table:table-cell office:value-type="float" office:value="0.361665" calcext:value-type="float">
            <text:p>0.3616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845" calcext:value-type="float">
            <text:p>0.358845</text:p>
          </table:table-cell>
          <table:table-cell office:value-type="float" office:value="0.365045" calcext:value-type="float">
            <text:p>0.365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4445" calcext:value-type="float">
            <text:p>0.354445</text:p>
          </table:table-cell>
          <table:table-cell office:value-type="float" office:value="0.36804" calcext:value-type="float">
            <text:p>0.368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955" calcext:value-type="float">
            <text:p>0.350955</text:p>
          </table:table-cell>
          <table:table-cell office:value-type="float" office:value="0.372375" calcext:value-type="float">
            <text:p>0.372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619" calcext:value-type="float">
            <text:p>0.34619</text:p>
          </table:table-cell>
          <table:table-cell office:value-type="float" office:value="0.376995" calcext:value-type="float">
            <text:p>0.3769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0955" calcext:value-type="float">
            <text:p>0.340955</text:p>
          </table:table-cell>
          <table:table-cell office:value-type="float" office:value="0.380705" calcext:value-type="float">
            <text:p>0.3807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707" calcext:value-type="float">
            <text:p>0.33707</text:p>
          </table:table-cell>
          <table:table-cell office:value-type="float" office:value="0.385905" calcext:value-type="float">
            <text:p>0.3859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1245" calcext:value-type="float">
            <text:p>0.331245</text:p>
          </table:table-cell>
          <table:table-cell office:value-type="float" office:value="0.39039" calcext:value-type="float">
            <text:p>0.390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6445" calcext:value-type="float">
            <text:p>0.326445</text:p>
          </table:table-cell>
          <table:table-cell office:value-type="float" office:value="0.395775" calcext:value-type="float">
            <text:p>0.3957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20935" calcext:value-type="float">
            <text:p>0.320935</text:p>
          </table:table-cell>
          <table:table-cell office:value-type="float" office:value="0.400805" calcext:value-type="float">
            <text:p>0.4008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57" calcext:value-type="float">
            <text:p>0.3157</text:p>
          </table:table-cell>
          <table:table-cell office:value-type="float" office:value="0.406755" calcext:value-type="float">
            <text:p>0.4067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8335" calcext:value-type="float">
            <text:p>0.308335</text:p>
          </table:table-cell>
          <table:table-cell office:value-type="float" office:value="0.411675" calcext:value-type="float">
            <text:p>0.4116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3525" calcext:value-type="float">
            <text:p>0.303525</text:p>
          </table:table-cell>
          <table:table-cell office:value-type="float" office:value="0.41684" calcext:value-type="float">
            <text:p>0.416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854" calcext:value-type="float">
            <text:p>0.29854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329" calcext:value-type="float">
            <text:p>0.29329</text:p>
          </table:table-cell>
          <table:table-cell office:value-type="float" office:value="0.42646" calcext:value-type="float">
            <text:p>0.426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8475" calcext:value-type="float">
            <text:p>0.288475</text:p>
          </table:table-cell>
          <table:table-cell office:value-type="float" office:value="0.43286" calcext:value-type="float">
            <text:p>0.432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82045" calcext:value-type="float">
            <text:p>0.282045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77235" calcext:value-type="float">
            <text:p>0.277235</text:p>
          </table:table-cell>
          <table:table-cell office:value-type="float" office:value="0.44355" calcext:value-type="float">
            <text:p>0.443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5345" calcext:value-type="float">
            <text:p>0.275345</text:p>
          </table:table-cell>
          <table:table-cell office:value-type="float" office:value="0.44779" calcext:value-type="float">
            <text:p>0.447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976" calcext:value-type="float">
            <text:p>0.2976</text:p>
          </table:table-cell>
          <table:table-cell office:value-type="float" office:value="0.437035" calcext:value-type="float">
            <text:p>0.4370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964" calcext:value-type="float">
            <text:p>0.48964</text:p>
          </table:table-cell>
          <table:table-cell office:value-type="float" office:value="0.278525" calcext:value-type="float">
            <text:p>0.2785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4575" calcext:value-type="float">
            <text:p>0.44575</text:p>
          </table:table-cell>
          <table:table-cell office:value-type="float" office:value="0.01479" calcext:value-type="float">
            <text:p>0.014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45905" calcext:value-type="float">
            <text:p>0.445905</text:p>
          </table:table-cell>
          <table:table-cell office:value-type="float" office:value="0.01375" calcext:value-type="float">
            <text:p>0.013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2642" calcext:value-type="float">
            <text:p>0.42642</text:p>
          </table:table-cell>
          <table:table-cell office:value-type="float" office:value="0.012735" calcext:value-type="float">
            <text:p>0.0127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3991" calcext:value-type="float">
            <text:p>0.43991</text:p>
          </table:table-cell>
          <table:table-cell office:value-type="float" office:value="0.013045" calcext:value-type="float">
            <text:p>0.0130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6835" calcext:value-type="float">
            <text:p>0.426835</text:p>
          </table:table-cell>
          <table:table-cell office:value-type="float" office:value="0.01198" calcext:value-type="float">
            <text:p>0.011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29655" calcext:value-type="float">
            <text:p>0.429655</text:p>
          </table:table-cell>
          <table:table-cell office:value-type="float" office:value="0.012165" calcext:value-type="float">
            <text:p>0.0121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28675" calcext:value-type="float">
            <text:p>0.428675</text:p>
          </table:table-cell>
          <table:table-cell office:value-type="float" office:value="0.011685" calcext:value-type="float">
            <text:p>0.0116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947" calcext:value-type="float">
            <text:p>0.42947</text:p>
          </table:table-cell>
          <table:table-cell office:value-type="float" office:value="0.011485" calcext:value-type="float">
            <text:p>0.0114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29775" calcext:value-type="float">
            <text:p>0.429775</text:p>
          </table:table-cell>
          <table:table-cell office:value-type="float" office:value="0.010735" calcext:value-type="float">
            <text:p>0.0107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31885" calcext:value-type="float">
            <text:p>0.431885</text:p>
          </table:table-cell>
          <table:table-cell office:value-type="float" office:value="0.010525" calcext:value-type="float">
            <text:p>0.0105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31495" calcext:value-type="float">
            <text:p>0.431495</text:p>
          </table:table-cell>
          <table:table-cell office:value-type="float" office:value="0.009475" calcext:value-type="float">
            <text:p>0.0094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29145" calcext:value-type="float">
            <text:p>0.429145</text:p>
          </table:table-cell>
          <table:table-cell office:value-type="float" office:value="0.008815" calcext:value-type="float">
            <text:p>0.0088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3038" calcext:value-type="float">
            <text:p>0.43038</text:p>
          </table:table-cell>
          <table:table-cell office:value-type="float" office:value="0.00719" calcext:value-type="float">
            <text:p>0.007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29325" calcext:value-type="float">
            <text:p>0.429325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3996" calcext:value-type="float">
            <text:p>0.43996</text:p>
          </table:table-cell>
          <table:table-cell office:value-type="float" office:value="0.005115" calcext:value-type="float">
            <text:p>0.005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3111" calcext:value-type="float">
            <text:p>0.43111</text:p>
          </table:table-cell>
          <table:table-cell office:value-type="float" office:value="0.004215" calcext:value-type="float">
            <text:p>0.0042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60905" calcext:value-type="float">
            <text:p>0.460905</text:p>
          </table:table-cell>
          <table:table-cell office:value-type="float" office:value="0.00265" calcext:value-type="float">
            <text:p>0.002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4365" calcext:value-type="float">
            <text:p>0.44365</text:p>
          </table:table-cell>
          <table:table-cell office:value-type="float" office:value="0.00172" calcext:value-type="float">
            <text:p>0.001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03725" calcext:value-type="float">
            <text:p>0.203725</text:p>
          </table:table-cell>
          <table:table-cell office:value-type="float" office:value="0.000545" calcext:value-type="float">
            <text:p>0.0005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891" calcext:value-type="float">
            <text:p>0.00891</text:p>
          </table:table-cell>
          <table:table-cell office:value-type="float" office:value="0.00023" calcext:value-type="float">
            <text:p>0.000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775" calcext:value-type="float">
            <text:p>0.001775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515" calcext:value-type="float">
            <text:p>0.001515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175" calcext:value-type="float">
            <text:p>0.001175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=1.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5215" calcext:value-type="float">
            <text:p>0.365215</text:p>
          </table:table-cell>
          <table:table-cell office:value-type="float" office:value="0.359195" calcext:value-type="float">
            <text:p>0.359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5065" calcext:value-type="float">
            <text:p>0.365065</text:p>
          </table:table-cell>
          <table:table-cell office:value-type="float" office:value="0.35992" calcext:value-type="float">
            <text:p>0.35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3835" calcext:value-type="float">
            <text:p>0.363835</text:p>
          </table:table-cell>
          <table:table-cell office:value-type="float" office:value="0.361395" calcext:value-type="float">
            <text:p>0.3613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1545" calcext:value-type="float">
            <text:p>0.361545</text:p>
          </table:table-cell>
          <table:table-cell office:value-type="float" office:value="0.362165" calcext:value-type="float">
            <text:p>0.3621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9025" calcext:value-type="float">
            <text:p>0.359025</text:p>
          </table:table-cell>
          <table:table-cell office:value-type="float" office:value="0.366095" calcext:value-type="float">
            <text:p>0.3660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4515" calcext:value-type="float">
            <text:p>0.354515</text:p>
          </table:table-cell>
          <table:table-cell office:value-type="float" office:value="0.369615" calcext:value-type="float">
            <text:p>0.3696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625" calcext:value-type="float">
            <text:p>0.350625</text:p>
          </table:table-cell>
          <table:table-cell office:value-type="float" office:value="0.373785" calcext:value-type="float">
            <text:p>0.3737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5885" calcext:value-type="float">
            <text:p>0.345885</text:p>
          </table:table-cell>
          <table:table-cell office:value-type="float" office:value="0.3788" calcext:value-type="float">
            <text:p>0.37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9995" calcext:value-type="float">
            <text:p>0.339995</text:p>
          </table:table-cell>
          <table:table-cell office:value-type="float" office:value="0.38305" calcext:value-type="float">
            <text:p>0.383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6205" calcext:value-type="float">
            <text:p>0.336205</text:p>
          </table:table-cell>
          <table:table-cell office:value-type="float" office:value="0.388135" calcext:value-type="float">
            <text:p>0.3881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116" calcext:value-type="float">
            <text:p>0.33116</text:p>
          </table:table-cell>
          <table:table-cell office:value-type="float" office:value="0.391645" calcext:value-type="float">
            <text:p>0.3916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745" calcext:value-type="float">
            <text:p>0.325745</text:p>
          </table:table-cell>
          <table:table-cell office:value-type="float" office:value="0.39739" calcext:value-type="float">
            <text:p>0.397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2012" calcext:value-type="float">
            <text:p>0.32012</text:p>
          </table:table-cell>
          <table:table-cell office:value-type="float" office:value="0.402535" calcext:value-type="float">
            <text:p>0.4025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6395" calcext:value-type="float">
            <text:p>0.316395</text:p>
          </table:table-cell>
          <table:table-cell office:value-type="float" office:value="0.40747" calcext:value-type="float">
            <text:p>0.407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1032" calcext:value-type="float">
            <text:p>0.31032</text:p>
          </table:table-cell>
          <table:table-cell office:value-type="float" office:value="0.41086" calcext:value-type="float">
            <text:p>0.410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6075" calcext:value-type="float">
            <text:p>0.306075</text:p>
          </table:table-cell>
          <table:table-cell office:value-type="float" office:value="0.41549" calcext:value-type="float">
            <text:p>0.415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0094" calcext:value-type="float">
            <text:p>0.30094</text:p>
          </table:table-cell>
          <table:table-cell office:value-type="float" office:value="0.42093" calcext:value-type="float">
            <text:p>0.420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6005" calcext:value-type="float">
            <text:p>0.296005</text:p>
          </table:table-cell>
          <table:table-cell office:value-type="float" office:value="0.42527" calcext:value-type="float">
            <text:p>0.425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91665" calcext:value-type="float">
            <text:p>0.291665</text:p>
          </table:table-cell>
          <table:table-cell office:value-type="float" office:value="0.43106" calcext:value-type="float">
            <text:p>0.43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8561" calcext:value-type="float">
            <text:p>0.28561</text:p>
          </table:table-cell>
          <table:table-cell office:value-type="float" office:value="0.434845" calcext:value-type="float">
            <text:p>0.4348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8189" calcext:value-type="float">
            <text:p>0.28189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193" calcext:value-type="float">
            <text:p>0.28193</text:p>
          </table:table-cell>
          <table:table-cell office:value-type="float" office:value="0.444895" calcext:value-type="float">
            <text:p>0.4448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1184" calcext:value-type="float">
            <text:p>0.31184</text:p>
          </table:table-cell>
          <table:table-cell office:value-type="float" office:value="0.429705" calcext:value-type="float">
            <text:p>0.4297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38025" calcext:value-type="float">
            <text:p>0.538025</text:p>
          </table:table-cell>
          <table:table-cell office:value-type="float" office:value="0.2559" calcext:value-type="float">
            <text:p>0.25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48695" calcext:value-type="float">
            <text:p>0.448695</text:p>
          </table:table-cell>
          <table:table-cell office:value-type="float" office:value="0.013045" calcext:value-type="float">
            <text:p>0.0130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53145" calcext:value-type="float">
            <text:p>0.453145</text:p>
          </table:table-cell>
          <table:table-cell office:value-type="float" office:value="0.012295" calcext:value-type="float">
            <text:p>0.0122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25395" calcext:value-type="float">
            <text:p>0.425395</text:p>
          </table:table-cell>
          <table:table-cell office:value-type="float" office:value="0.010405" calcext:value-type="float">
            <text:p>0.0104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44355" calcext:value-type="float">
            <text:p>0.444355</text:p>
          </table:table-cell>
          <table:table-cell office:value-type="float" office:value="0.010995" calcext:value-type="float">
            <text:p>0.0109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629" calcext:value-type="float">
            <text:p>0.42629</text:p>
          </table:table-cell>
          <table:table-cell office:value-type="float" office:value="0.00989" calcext:value-type="float">
            <text:p>0.009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3038" calcext:value-type="float">
            <text:p>0.43038</text:p>
          </table:table-cell>
          <table:table-cell office:value-type="float" office:value="0.010205" calcext:value-type="float">
            <text:p>0.0102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3011" calcext:value-type="float">
            <text:p>0.43011</text:p>
          </table:table-cell>
          <table:table-cell office:value-type="float" office:value="0.009585" calcext:value-type="float">
            <text:p>0.0095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30165" calcext:value-type="float">
            <text:p>0.430165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3127" calcext:value-type="float">
            <text:p>0.43127</text:p>
          </table:table-cell>
          <table:table-cell office:value-type="float" office:value="0.00916" calcext:value-type="float">
            <text:p>0.009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3341" calcext:value-type="float">
            <text:p>0.43341</text:p>
          </table:table-cell>
          <table:table-cell office:value-type="float" office:value="0.008925" calcext:value-type="float">
            <text:p>0.0089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3286" calcext:value-type="float">
            <text:p>0.43286</text:p>
          </table:table-cell>
          <table:table-cell office:value-type="float" office:value="0.008075" calcext:value-type="float">
            <text:p>0.0080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2956" calcext:value-type="float">
            <text:p>0.42956</text:p>
          </table:table-cell>
          <table:table-cell office:value-type="float" office:value="0.007385" calcext:value-type="float">
            <text:p>0.0073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29645" calcext:value-type="float">
            <text:p>0.429645</text:p>
          </table:table-cell>
          <table:table-cell office:value-type="float" office:value="0.00653" calcext:value-type="float">
            <text:p>0.006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2802" calcext:value-type="float">
            <text:p>0.42802</text:p>
          </table:table-cell>
          <table:table-cell office:value-type="float" office:value="0.00594" calcext:value-type="float">
            <text:p>0.005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39995" calcext:value-type="float">
            <text:p>0.439995</text:p>
          </table:table-cell>
          <table:table-cell office:value-type="float" office:value="0.004695" calcext:value-type="float">
            <text:p>0.0046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2839" calcext:value-type="float">
            <text:p>0.42839</text:p>
          </table:table-cell>
          <table:table-cell office:value-type="float" office:value="0.003615" calcext:value-type="float">
            <text:p>0.0036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63305" calcext:value-type="float">
            <text:p>0.463305</text:p>
          </table:table-cell>
          <table:table-cell office:value-type="float" office:value="0.00215" calcext:value-type="float">
            <text:p>0.002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4412" calcext:value-type="float">
            <text:p>0.44412</text:p>
          </table:table-cell>
          <table:table-cell office:value-type="float" office:value="0.00134" calcext:value-type="float">
            <text:p>0.001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9539" calcext:value-type="float">
            <text:p>0.19539</text:p>
          </table:table-cell>
          <table:table-cell office:value-type="float" office:value="0.000305" calcext:value-type="float">
            <text:p>0.0003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245" calcext:value-type="float">
            <text:p>0.001245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1245" calcext:value-type="float">
            <text:p>0.001245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1175" calcext:value-type="float">
            <text:p>0.001175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1045" calcext:value-type="float">
            <text:p>0.001045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985" calcext:value-type="float">
            <text:p>0.000985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785" calcext:value-type="float">
            <text:p>0.000785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2:41:07.897761542</meta:creation-date>
    <dc:date>2018-03-16T14:35:26.484156189</dc:date>
    <meta:editing-duration>PT3M47S</meta:editing-duration>
    <meta:editing-cycles>1</meta:editing-cycles>
    <meta:document-statistic meta:table-count="8" meta:cell-count="2760" meta:object-count="0"/>
    <meta:generator>LibreOffice/5.1.6.2$Linux_X86_64 LibreOffice_project/10m0$Build-2</meta:generator>
  </office:meta>
</office:document-meta>
</file>